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3e3a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3e3a1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5eaba" style:font-size-asian="11pt" style:font-size-complex="11pt"/>
    </style:style>
    <style:style style:name="P7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5eaba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f5eab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5eaba" style:font-size-asian="10pt" style:font-style-asian="normal" style:font-size-complex="10pt" style:font-style-complex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f11c81"/>
    </style:style>
    <style:style style:name="T3" style:family="text">
      <style:text-properties officeooo:rsid="01f4ac4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style:font-size-asian="10.5pt" style:font-size-complex="12pt"/>
    </style:style>
    <style:style style:name="T7" style:family="text">
      <style:text-properties style:font-name="Liberation Serif" fo:font-size="12pt" officeooo:rsid="0118ee2a" style:font-size-asian="10.5pt" style:font-size-complex="12pt"/>
    </style:style>
    <style:style style:name="T8" style:family="text">
      <style:text-properties style:font-name="Liberation Serif" officeooo:rsid="0118ee2a"/>
    </style:style>
    <style:style style:name="T9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ublic void ausgeben()</text:span><text:line-break/>{<text:line-break/> <text:s text:c="2"/>int i;<text:line-break/> <text:s text:c="2"/>for (i = 0; i &lt; liste.length; i++)<text:line-break/> <text:s text:c="2"/>{<text:line-break/> <text:s text:c="5"/>Console.print(liste[i] + " ");<text:line-break/> <text:s text:c="2"/>}<text:line-break/> <text:s text:c="2"/>Console.println();<text:line-break/>}<text:line-break/><text:line-break/><text:span text:style-name="T4">public void eingeben()</text:span><text:line-break/>{<text:line-break/> <text:s text:c="2"/>int i;<text:line-break/> <text:s text:c="2"/>Console.println("<text:span text:style-name="T2">G</text:span>eben Sie " + liste.length + " Zahlen ein.");<text:line-break/> <text:s text:c="2"/>for (i = 0; i &lt; liste.length; i++)<text:line-break/> <text:s text:c="2"/>{<text:line-break/> <text:s text:c="5"/>liste[i] = Console.readInt();<text:line-break/> <text:s text:c="2"/>}<text:line-break/>}<text:line-break/><text:line-break/><text:span text:style-name="T4">public void füllenZufall()</text:span><text:line-break/>{<text:line-break/> <text:s text:c="2"/>int i;<text:line-break/> <text:s text:c="2"/>for (i = 0; i &lt; liste.length; i++)<text:line-break/> <text:s text:c="2"/>{<text:line-break/> <text:s text:c="5"/>liste[i] = (int)(Math.random() * 201 - 100);<text:line-break/> <text:s text:c="2"/>}<text:line-break/>}<text:line-break/><text:line-break/><text:span text:style-name="T4">public void füllenLinear10()</text:span><text:line-break/>{<text:line-break/> <text:s text:c="2"/>int i;<text:line-break/> <text:s text:c="2"/>for (i = 0; i &lt; liste.length; i++)<text:line-break/> <text:s text:c="2"/>{<text:line-break/> <text:s text:c="5"/>liste[i] = i * 10;<text:line-break/> <text:s text:c="2"/>}<text:line-break/>}<text:line-break/><text:line-break/><text:span text:style-name="T4">public void füllenQuadrat()</text:span><text:line-break/>{<text:line-break/> <text:s text:c="2"/>int i;<text:line-break/> <text:s text:c="2"/>for (i = 0; i &lt; liste.length; i++)<text:line-break/> <text:s text:c="2"/>{<text:line-break/> <text:s text:c="5"/>liste[i] = i * i;<text:line-break/> <text:s text:c="2"/>}<text:line-break/>}<text:line-break/></text:p>
      <text:p text:style-name="P6"><text:span text:style-name="T4">public void füllenLinear100()</text:span><text:line-break/><text:span text:style-name="T3">{</text:span><text:line-break/> <text:s text:c="2"/>int i;<text:line-break/> <text:s text:c="2"/>for (i = 0; i &lt; liste.length; i++)<text:line-break/> <text:s text:c="2"/>{<text:line-break/> <text:s text:c="5"/>liste[i] = (i+1) * 100;<text:line-break/> <text:s text:c="2"/>}<text:line-break/>}<text:line-break/><text:line-break/></text:p>
      <text:p text:style-name="P7"><text:span text:style-name="T4">public void füllenLinear25()</text:span><text:line-break/>{<text:line-break/> <text:s text:c="2"/>int i, a;<text:line-break/> <text:s text:c="2"/>a = -75;<text:line-break/> <text:s text:c="2"/>for (i = 0; i &lt; liste.length; i++)<text:line-break/> <text:s text:c="2"/>{<text:line-break/> <text:s text:c="5"/>liste[i] = a;<text:line-break/> <text:s text:c="5"/>a = a + 25;<text:line-break/> <text:s text:c="2"/>}<text:line-break/>}<text:line-break/><text:line-break/><text:span text:style-name="T4">public void füllenWachsend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+ i + 2;<text:line-break/> <text:s text:c="2"/>}<text:line-break/>}<text:line-break/><text:line-break/><text:span text:style-name="T4">public void füllenPotenzen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* 2;<text:line-break/> <text:s text:c="2"/>}<text:line-break/>}<text:line-break/><text:line-break/><text:span text:style-name="T4">public void füllenFibonacci()</text:span><text:line-break/>{<text:line-break/> <text:s text:c="2"/>int i;<text:line-break/> <text:s text:c="2"/>liste[0] = 1;<text:line-break/> <text:s text:c="2"/>liste[1] = 1;<text:line-break/> <text:s text:c="2"/>for (i = 2; i &lt; liste.length; i++)<text:line-break/> <text:s text:c="2"/>{<text:line-break/> <text:s text:c="5"/>liste[i] = liste[i-1] + liste[i-2];<text:line-break/> <text:s text:c="2"/>}<text:line-break/>}<text:line-break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9"><draw:frame text:anchor-type="paragraph" draw:z-index="0" draw:name="Form1" draw:style-name="gr1" draw:text-style-name="P1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8"><text:span text:style-name="T5">F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8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or-Schleife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35:36.359000000</dc:date>
    <meta:editing-duration>P4DT13H15M36S</meta:editing-duration>
    <meta:editing-cycles>357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2" meta:paragraph-count="8" meta:word-count="275" meta:character-count="1559" meta:non-whitespace-character-count="1059"/>
  </office:meta>
</office:document-meta>
</file>